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d3b" officeooo:paragraph-rsid="00050d3b"/>
    </style:style>
    <style:style style:name="P2" style:family="paragraph" style:parent-style-name="Standard">
      <style:text-properties officeooo:rsid="00050d3b" officeooo:paragraph-rsid="00066cf2"/>
    </style:style>
    <style:style style:name="P3" style:family="paragraph" style:parent-style-name="Standard">
      <style:text-properties officeooo:rsid="00066cf2" officeooo:paragraph-rsid="00066cf2"/>
    </style:style>
    <style:style style:name="P4" style:family="paragraph" style:parent-style-name="Standard">
      <style:text-properties officeooo:rsid="000698cd" officeooo:paragraph-rsid="000698cd"/>
    </style:style>
    <style:style style:name="P5" style:family="paragraph" style:parent-style-name="Standard">
      <style:text-properties officeooo:rsid="0008486a" officeooo:paragraph-rsid="0008486a"/>
    </style:style>
    <style:style style:name="P6" style:family="paragraph" style:parent-style-name="Standard">
      <style:text-properties officeooo:rsid="000a36d5" officeooo:paragraph-rsid="000a36d5"/>
    </style:style>
    <style:style style:name="P7" style:family="paragraph" style:parent-style-name="Standard">
      <style:text-properties fo:font-weight="bold" officeooo:rsid="00050d3b" officeooo:paragraph-rsid="00050d3b" style:font-weight-asian="bold" style:font-weight-complex="bold"/>
    </style:style>
    <style:style style:name="P8" style:family="paragraph" style:parent-style-name="Standard">
      <style:text-properties officeooo:rsid="000ba236" officeooo:paragraph-rsid="000ba236"/>
    </style:style>
    <style:style style:name="P9" style:family="paragraph" style:parent-style-name="Standard">
      <style:text-properties officeooo:rsid="000c2b09" officeooo:paragraph-rsid="000c2b09"/>
    </style:style>
    <style:style style:name="P10" style:family="paragraph" style:parent-style-name="Standard">
      <style:text-properties officeooo:rsid="000c2b09" officeooo:paragraph-rsid="001423e4"/>
    </style:style>
    <style:style style:name="P11" style:family="paragraph" style:parent-style-name="Standard">
      <style:text-properties officeooo:rsid="000da508" officeooo:paragraph-rsid="000da508"/>
    </style:style>
    <style:style style:name="P12" style:family="paragraph" style:parent-style-name="Standard">
      <style:text-properties officeooo:rsid="0012c130" officeooo:paragraph-rsid="0012c130"/>
    </style:style>
    <style:style style:name="P13" style:family="paragraph" style:parent-style-name="Standard">
      <style:text-properties officeooo:rsid="0012c130" officeooo:paragraph-rsid="000da508"/>
    </style:style>
    <style:style style:name="P14" style:family="paragraph" style:parent-style-name="Standard">
      <style:text-properties officeooo:rsid="001423e4" officeooo:paragraph-rsid="001423e4"/>
    </style:style>
    <style:style style:name="P15" style:family="paragraph" style:parent-style-name="Standard">
      <style:text-properties officeooo:rsid="001531df" officeooo:paragraph-rsid="001531df"/>
    </style:style>
    <style:style style:name="P16" style:family="paragraph" style:parent-style-name="Standard">
      <style:text-properties fo:color="#0000ff" officeooo:rsid="00050d3b" officeooo:paragraph-rsid="00050d3b"/>
    </style:style>
    <style:style style:name="P17" style:family="paragraph" style:parent-style-name="Standard">
      <style:text-properties fo:color="#0000ff" officeooo:rsid="000a36d5" officeooo:paragraph-rsid="000a36d5"/>
    </style:style>
    <style:style style:name="P18" style:family="paragraph" style:parent-style-name="Standard">
      <style:text-properties fo:color="#0000ff" officeooo:rsid="000c2b09" officeooo:paragraph-rsid="000c2b09"/>
    </style:style>
    <style:style style:name="P19" style:family="paragraph" style:parent-style-name="Standard">
      <style:text-properties officeooo:rsid="0019f24f" officeooo:paragraph-rsid="0019f24f"/>
    </style:style>
    <style:style style:name="P20" style:family="paragraph" style:parent-style-name="Standard">
      <style:text-properties officeooo:rsid="001c2afb" officeooo:paragraph-rsid="001c2afb"/>
    </style:style>
    <style:style style:name="P21" style:family="paragraph" style:parent-style-name="Standard">
      <style:text-properties officeooo:rsid="001a6715" officeooo:paragraph-rsid="001a6715"/>
    </style:style>
    <style:style style:name="P22" style:family="paragraph" style:parent-style-name="Standard">
      <style:text-properties officeooo:rsid="001d7ec8" officeooo:paragraph-rsid="001d7ec8"/>
    </style:style>
    <style:style style:name="P23" style:family="paragraph" style:parent-style-name="Standard">
      <style:text-properties officeooo:rsid="0008486a" officeooo:paragraph-rsid="0008486a"/>
    </style:style>
    <style:style style:name="P24" style:family="paragraph" style:parent-style-name="Standard">
      <style:text-properties officeooo:rsid="00050d3b" officeooo:paragraph-rsid="00050d3b"/>
    </style:style>
    <style:style style:name="T1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борка linux-ядра и root filesystem для проекта АКПА-СП-ФК.</text:p>
      <text:p text:style-name="P1"><text:span text:style-name="T1">make zynq_zed_defconfig</text:span></text:p>
      <text:p text:style-name="P16">make menuconfig</text:p>
      <text:p text:style-name="P1"/>
      <text:p text:style-name="P1">Toolchain → </text:p>
      <text:p text:style-name="P1">[*] Enable WCHAR support</text:p>
      <text:p text:style-name="P1">[*] Enable C++ support</text:p>
      <text:p text:style-name="P1"/>
      <text:p text:style-name="P2">System configuration →</text:p>
      <text:p text:style-name="P1">(root) Root password</text:p>
      <text:p text:style-name="P1"/>
      <text:p text:style-name="P3">Kernel →</text:p>
      <text:p text:style-name="P3">[ ] Build a Device Tree Blob (DTB)</text:p>
      <text:p text:style-name="P3"/>
      <text:p text:style-name="P3">Bootloaders →</text:p>
      <text:p text:style-name="P3">[ ] U-Boot</text:p>
      <text:p text:style-name="P3"/>
      <text:p text:style-name="P3">Host utilities →</text:p>
      <text:p text:style-name="P3">[ ] host dtc</text:p>
      <text:p text:style-name="P3"/>
      <text:p text:style-name="P3">Target packages → Filesystem and flash utilities → </text:p>
      <text:p text:style-name="P3">[*] mtd, jffs2 and ubi/ubifs tools</text:p>
      <text:p text:style-name="P3">[ ] mtd_debug</text:p>
      <text:p text:style-name="P3">[ ] nanddump</text:p>
      <text:p text:style-name="P3">[ ] nandtest</text:p>
      <text:p text:style-name="P3">[ ] nandwrite</text:p>
      <text:p text:style-name="P4">[ ] ubiattach</text:p>
      <text:p text:style-name="P4">[ ] ubicrc32</text:p>
      <text:p text:style-name="P4">[ ] ubidetach</text:p>
      <text:p text:style-name="P4">[ ] ubiformat</text:p>
      <text:p text:style-name="P4">[ ] ubimkvol</text:p>
      <text:p text:style-name="P4">[ ] ubinfo</text:p>
      <text:p text:style-name="P4">[ ] ubinize</text:p>
      <text:p text:style-name="P4">[ ] ubirename</text:p>
      <text:p text:style-name="P4">[ ] ubirmvol</text:p>
      <text:p text:style-name="P4">[ ] ubirsvol</text:p>
      <text:p text:style-name="P4">[ ] ubiupdatevol</text:p>
      <text:p text:style-name="P4">[ ] ubiblock</text:p>
      <text:p text:style-name="P4"/>
      <text:p text:style-name="P5">Target packages → Libraries → JSON/XML → </text:p>
      <text:p text:style-name="P5">[*] libyaml</text:p>
      <text:p text:style-name="P5">[*] yaml-cpp</text:p>
      <text:p text:style-name="P5"/>
      <text:p text:style-name="P20">Target packages → Libraries → Crypto → </text:p>
      <text:p text:style-name="P20">[*] openssl support</text:p>
      <text:p text:style-name="P5"/>
      <text:p text:style-name="P5">Target packages → Networking applications → </text:p>
      <text:p text:style-name="P5">[*] pure-ftpd</text:p>
      <text:p text:style-name="P5">[*] ftpwho</text:p>
      <text:p text:style-name="P5">[*] quotas</text:p>
      <text:p text:style-name="P21">[*] openssh</text:p>
      <text:p text:style-name="P22">[*] bridge-utils</text:p>
      <text:p text:style-name="P5"><text:soft-page-break/></text:p>
      <text:p text:style-name="P17">make busybox-menuconfig</text:p>
      <text:p text:style-name="P8"/>
      <text:p text:style-name="P8">Busybox Library Tuning →</text:p>
      <text:p text:style-name="P8">(2048) Maximum length of input</text:p>
      <text:p text:style-name="P6"/>
      <text:p text:style-name="P8">Login/Password Management Utilities →</text:p>
      <text:p text:style-name="P8">[*] chpasswd</text:p>
      <text:p text:style-name="P8"/>
      <text:p text:style-name="P8">Networking Utilities →</text:p>
      <text:p text:style-name="P8">[ ] Enable IPv6 support</text:p>
      <text:p text:style-name="P8">[ ] telnetd</text:p>
      <text:p text:style-name="P8"/>
      <text:p text:style-name="P18">make linux-menuconfig</text:p>
      <text:p text:style-name="P11"/>
      <text:p text:style-name="P11">Device Drivers → [*] Network device support → </text:p>
      <text:p text:style-name="P11">&lt; &gt; USB Network Adapters</text:p>
      <text:p text:style-name="P11">[ ] Wireless LAN</text:p>
      <text:p text:style-name="P9"/>
      <text:p text:style-name="P13"/>
      <text:p text:style-name="P12">Device Drivers → [*] SPI support → </text:p>
      <text:p text:style-name="P19">[ ] Debug support for SPI drivers</text:p>
      <text:p text:style-name="P12">&lt;*&gt; User mode SPI device driver support</text:p>
      <text:p text:style-name="P12"/>
      <text:p text:style-name="P14">Device Drivers → </text:p>
      <text:p text:style-name="P14">&lt; &gt; Multimedia support</text:p>
      <text:p text:style-name="P15">&lt; &gt; Sound card support</text:p>
      <text:p text:style-name="P10"/>
      <text:p text:style-name="P11">[*] Networking support →</text:p>
      <text:p text:style-name="P11">&lt; &gt; CAN bus subsystem support</text:p>
      <text:p text:style-name="P11">[ ] Wireless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14:44.119244884</meta:creation-date>
    <dc:date>2020-01-16T15:48:58.112165204</dc:date>
    <meta:editing-duration>PT17H49M28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42" meta:character-count="1323" meta:non-whitespace-character-count="1136"/>
  </office:meta>
</office:document-meta>
</file>